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>
            <draw:frame table:end-cell-address="Blad1.J32" table:end-x="1.421cm" table:end-y="0.043cm" draw:z-index="0" draw:style-name="gr1" svg:width="21.744cm" svg:height="14.043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3"/>
          <table:table-cell table:style-name="ce4"/>
        </table:table-row>
        <table:table-row table:style-name="ro1">
          <table:table-cell table:style-name="ce2" office:value-type="string">
            <text:p>project:</text:p>
          </table:table-cell>
          <table:table-cell table:style-name="ce3" office:value-type="string">
            <text:p>Arcade game en jumbo website</text:p>
          </table:table-cell>
          <table:table-cell table:style-name="ce4"/>
        </table:table-row>
        <table:table-row table:style-name="ro1">
          <table:table-cell table:style-name="ce2" office:value-type="string">
            <text:p>naam:</text:p>
          </table:table-cell>
          <table:table-cell table:style-name="ce3" office:value-type="string">
            <text:p>Roy Kuijper</text:p>
          </table:table-cell>
          <table:table-cell table:style-name="ce4"/>
        </table:table-row>
        <table:table-row table:style-name="ro1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style-name="ce4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Blad1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Blad2.G24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1:53: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1-25T11:53:48.08</dc:date>
    <dc:creator>roy kuijper</dc:creator>
    <meta:editing-duration>PT6M31S</meta:editing-duration>
    <meta:editing-cycles>1</meta:editing-cycles>
    <meta:document-statistic meta:table-count="3" meta:cell-count="17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3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/>
          <table:table-cell table:style-name="Default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/>
          <table:table-cell table:style-name="Default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46M00S">
            <text:p>02:46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1:53: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